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ucida Sans1" svg:font-family="'Lucida San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</office:font-face-decls>
  <office:automatic-styles>
    <style:style style:name="P1" style:family="paragraph">
      <style:paragraph-properties fo:text-align="center"/>
    </style:style>
    <style:style style:name="gr1" style:family="graphic">
      <style:graphic-properties draw:textarea-horizontal-align="justify" draw:textarea-vertical-align="middle" draw:auto-grow-height="false" style:run-through="foreground" style:vertical-pos="from-top" style:vertical-rel="paragraph" style:horizontal-pos="from-left" style:horizontal-rel="paragraph"/>
    </style:style>
    <style:style style:name="gr2" style:family="graphic">
      <style:graphic-properties style:run-through="foreground" style:vertical-pos="from-top" style:vertical-rel="paragraph" style:horizontal-pos="from-left" style:horizontal-rel="paragraph"/>
    </style:style>
    <style:style style:name="gr3" style:family="graphic">
      <style:graphic-properties draw:marker-end="Arrow" draw:textarea-horizontal-align="center" draw:textarea-vertical-align="middle" style:run-through="foreground"/>
    </style:style>
    <style:style style:name="gr4" style:family="graphic">
      <style:graphic-properties style:run-through="foreground"/>
    </style:style>
    <style:style style:name="gr5" style:family="graphic">
      <style:graphic-properties draw:textarea-horizontal-align="justify" draw:textarea-vertical-align="middle" draw:auto-grow-height="false" style:run-through="foreground"/>
    </style:style>
    <style:style style:name="gr6" style:family="graphic">
      <style:graphic-properties draw:marker-end="Arrow" draw:textarea-horizontal-align="center" draw:textarea-vertical-align="middle" style:run-through="foreground" style:vertical-pos="from-top" style:vertical-rel="paragraph" style:horizontal-pos="from-left" style:horizontal-rel="paragraph"/>
    </style:style>
    <style:style style:name="gr7" style:family="graphic">
      <style:graphic-properties draw:fill-color="#ffffcc" draw:textarea-horizontal-align="justify" draw:textarea-vertical-align="middle" draw:auto-grow-height="false" fo:min-height="0cm" fo:min-width="0cm" fo:wrap-option="no-wrap" style:run-through="foreground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g text:anchor-type="paragraph" draw:z-index="15" draw:style-name="gr2"><draw:line draw:style-name="gr3" draw:text-style-name="P1" svg:x1="5.36cm" svg:y1="4.188cm" svg:x2="12.663cm" svg:y2="2.495cm"><text:p/></draw:line><draw:custom-shape draw:style-name="gr5" draw:text-style-name="P1" svg:width="3.994cm" svg:height="0.749cm" svg:x="12.663cm" svg:y="2.133cm"><text:p text:style-name="P1">/etc/rc.mountoffload</text:p><draw:enhanced-geometry svg:viewBox="0 0 21600 21600" draw:glue-points="10800 0 0 10800 10800 21600 21600 10800" draw:type="flowchart-process" draw:enhanced-path="M 0 0 L 21600 0 21600 21600 0 21600 0 0 Z N"/></draw:custom-shape></draw:g><draw:custom-shape text:anchor-type="paragraph" draw:z-index="0" draw:style-name="gr1" draw:text-style-name="P1" svg:width="3.994cm" svg:height="0.652cm" svg:x="7.108cm" svg:y="0.409cm"><text:p text:style-name="P1">Boot/Kernel</text:p><draw:enhanced-geometry svg:viewBox="0 0 21600 21600" draw:text-areas="2540 0 19060 21600" draw:type="flowchart-predefined-process" draw:enhanced-path="M 0 0 L 21600 0 21600 21600 0 21600 Z N M 2540 0 L 2540 21600 N M 19060 0 L 19060 21600 N"/></draw:custom-shape><draw:g text:anchor-type="paragraph" draw:z-index="9" draw:style-name="gr2"><draw:line draw:style-name="gr3" draw:text-style-name="P1" svg:x1="9.055cm" svg:y1="1.06cm" svg:x2="3.501cm" svg:y2="3.791cm"><text:p/></draw:line><draw:custom-shape draw:style-name="gr5" draw:text-style-name="P1" svg:width="3.994cm" svg:height="0.75cm" svg:x="1.367cm" svg:y="3.791cm"><text:p text:style-name="P1">/init</text:p><draw:enhanced-geometry svg:viewBox="0 0 21600 21600" draw:text-areas="2540 0 19060 21600" draw:type="flowchart-predefined-process" draw:enhanced-path="M 0 0 L 21600 0 21600 21600 0 21600 Z N M 2540 0 L 2540 21600 N M 19060 0 L 19060 21600 N"/></draw:custom-shape></draw:g><draw:custom-shape text:anchor-type="paragraph" draw:z-index="7" draw:style-name="gr1" draw:text-style-name="P1" svg:width="3.994cm" svg:height="0.791cm" svg:x="1.289cm" svg:y="6.93cm"><text:p text:style-name="P1">/etc/inittab</text:p><draw:enhanced-geometry svg:viewBox="0 0 21600 21600" draw:text-areas="2540 0 19060 21600" draw:type="flowchart-predefined-process" draw:enhanced-path="M 0 0 L 21600 0 21600 21600 0 21600 Z N M 2540 0 L 2540 21600 N M 19060 0 L 19060 21600 N"/></draw:custom-shape><draw:line text:anchor-type="paragraph" draw:z-index="8" draw:style-name="gr6" draw:text-style-name="P1" svg:x1="12.663cm" svg:y1="5.567cm" svg:x2="5.283cm" svg:y2="7.357cm"><text:p/></draw:line><draw:line text:anchor-type="paragraph" draw:z-index="3" draw:style-name="gr6" draw:text-style-name="P1" svg:x1="14.743cm" svg:y1="5.789cm" svg:x2="5.246cm" svg:y2="10.857cm"><text:p/></draw:line><draw:custom-shape text:anchor-type="paragraph" draw:z-index="4" draw:style-name="gr1" draw:text-style-name="P1" svg:width="3.994cm" svg:height="0.749cm" svg:x="1.252cm" svg:y="10.493cm"><text:p text:style-name="P1">/sbin/syslogd</text:p><draw:enhanced-geometry svg:viewBox="0 0 21600 21600" draw:glue-points="10800 0 0 10800 10800 21600 21600 10800" draw:type="flowchart-process" draw:enhanced-path="M 0 0 L 21600 0 21600 21600 0 21600 0 0 Z N"/></draw:custom-shape><draw:g text:anchor-type="paragraph" draw:z-index="5" draw:style-name="gr2"><draw:line draw:style-name="gr3" draw:text-style-name="P1" svg:x1="4.362cm" svg:y1="15.995cm" svg:x2="4.362cm" svg:y2="14.744cm"><text:p/></draw:line><draw:g draw:style-name="gr4"><draw:custom-shape draw:style-name="gr5" draw:text-style-name="P1" svg:width="3.994cm" svg:height="0.749cm" svg:x="1.367cm" svg:y="13.996cm"><text:p text:style-name="P1">/sbin/getty</text:p><draw:enhanced-geometry svg:viewBox="0 0 21600 21600" draw:glue-points="10800 0 0 10800 10800 21600 21600 10800" draw:type="flowchart-process" draw:enhanced-path="M 0 0 L 21600 0 21600 21600 0 21600 0 0 Z N"/></draw:custom-shape><draw:line draw:style-name="gr3" draw:text-style-name="P1" svg:x1="2.616cm" svg:y1="14.744cm" svg:x2="2.616cm" svg:y2="16.243cm"><text:p/></draw:line><draw:custom-shape draw:style-name="gr5" draw:text-style-name="P1" svg:width="2.745cm" svg:height="1.498cm" svg:x="2.117cm" svg:y="15.994cm"><text:p text:style-name="P1">tty2</text:p><draw:enhanced-geometry svg:viewBox="0 0 21600 21600" draw:glue-points="10800 2150 0 10800 10800 19890 21600 10800" draw:text-areas="0 4300 21600 21600" draw:type="flowchart-manual-input" draw:enhanced-path="M 0 4300 L 21600 0 21600 21600 0 21600 0 4300 Z N"/></draw:custom-shape></draw:g></draw:g><draw:line text:anchor-type="paragraph" draw:z-index="6" draw:style-name="gr6" draw:text-style-name="P1" svg:x1="14.743cm" svg:y1="5.789cm" svg:x2="3.401cm" svg:y2="13.996cm"><text:p/></draw:line><draw:g text:anchor-type="paragraph" draw:z-index="1" draw:style-name="gr2"><draw:line draw:style-name="gr3" draw:text-style-name="P1" svg:x1="4.26cm" svg:y1="21.024cm" svg:x2="4.26cm" svg:y2="19.773cm"><text:p/></draw:line><draw:g draw:style-name="gr4"><draw:custom-shape draw:style-name="gr5" draw:text-style-name="P1" svg:width="3.994cm" svg:height="0.749cm" svg:x="1.265cm" svg:y="19.025cm"><text:p text:style-name="P1">/sbin/getty</text:p><draw:enhanced-geometry svg:viewBox="0 0 21600 21600" draw:glue-points="10800 0 0 10800 10800 21600 21600 10800" draw:type="flowchart-process" draw:enhanced-path="M 0 0 L 21600 0 21600 21600 0 21600 0 0 Z N"/></draw:custom-shape><draw:line draw:style-name="gr3" draw:text-style-name="P1" svg:x1="2.514cm" svg:y1="19.773cm" svg:x2="2.514cm" svg:y2="21.272cm"><text:p/></draw:line><draw:custom-shape draw:style-name="gr5" draw:text-style-name="P1" svg:width="2.745cm" svg:height="1.498cm" svg:x="2.015cm" svg:y="21.022cm"><text:p text:style-name="P1">tty3</text:p><draw:enhanced-geometry svg:viewBox="0 0 21600 21600" draw:glue-points="10800 2150 0 10800 10800 19890 21600 10800" draw:text-areas="0 4300 21600 21600" draw:type="flowchart-manual-input" draw:enhanced-path="M 0 4300 L 21600 0 21600 21600 0 21600 0 4300 Z N"/></draw:custom-shape></draw:g></draw:g><draw:line text:anchor-type="paragraph" draw:z-index="2" draw:style-name="gr6" draw:text-style-name="P1" svg:x1="14.743cm" svg:y1="5.789cm" svg:x2="4.11cm" svg:y2="19.025cm"><text:p/></draw:line><draw:g text:anchor-type="paragraph" draw:z-index="19" draw:style-name="gr2"><draw:line draw:style-name="gr3" draw:text-style-name="P1" svg:x1="9.995cm" svg:y1="21.024cm" svg:x2="9.995cm" svg:y2="19.773cm"><text:p/></draw:line><draw:g draw:style-name="gr4"><draw:custom-shape draw:style-name="gr5" draw:text-style-name="P1" svg:width="3.994cm" svg:height="0.749cm" svg:x="6.999cm" svg:y="19.025cm"><text:p text:style-name="P1">/etc/rc.initial</text:p><draw:enhanced-geometry svg:viewBox="0 0 21600 21600" draw:glue-points="10800 0 0 10800 10800 21600 21600 10800" draw:type="flowchart-process" draw:enhanced-path="M 0 0 L 21600 0 21600 21600 0 21600 0 0 Z N"/></draw:custom-shape><draw:line draw:style-name="gr3" draw:text-style-name="P1" svg:x1="8.249cm" svg:y1="19.773cm" svg:x2="8.249cm" svg:y2="21.272cm"><text:p/></draw:line><draw:custom-shape draw:style-name="gr5" draw:text-style-name="P1" svg:width="2.745cm" svg:height="1.498cm" svg:x="7.749cm" svg:y="21.023cm"><text:p text:style-name="P1">tty1 or ttyS0</text:p><draw:enhanced-geometry svg:viewBox="0 0 21600 21600" draw:glue-points="10800 2150 0 10800 10800 19890 21600 10800" draw:text-areas="0 4300 21600 21600" draw:type="flowchart-manual-input" draw:enhanced-path="M 0 4300 L 21600 0 21600 21600 0 21600 0 4300 Z N"/></draw:custom-shape></draw:g></draw:g><draw:line text:anchor-type="paragraph" draw:z-index="20" draw:style-name="gr6" draw:text-style-name="P1" svg:x1="14.743cm" svg:y1="5.789cm" svg:x2="9.058cm" svg:y2="19.025cm"><text:p/></draw:line><draw:custom-shape text:anchor-type="paragraph" draw:z-index="21" draw:style-name="gr7" draw:text-style-name="P1" svg:width="3.245cm" svg:height="0.749cm" svg:x="10.04cm" svg:y="17.669cm"><text:p text:style-name="P1">shell script</text:p><draw:enhanced-geometry svg:viewBox="0 0 21600 21600" draw:glue-points="10800 0 3160 3160 0 10800 3160 18440 10800 21600 18440 18440 21600 10800 18440 3160 ?f14 ?f15" draw:text-areas="3200 3200 18400 18400" draw:type="round-callout" draw:modifiers="-3803.47826086957 39134.1176470588" draw:enhanced-path="W 0 0 21600 21600 ?f22 ?f23 ?f18 ?f19 L ?f14 ?f15 Z N"><draw:equation draw:name="f0" draw:formula="$0 -10800"/><draw:equation draw:name="f1" draw:formula="$1 -10800"/><draw:equation draw:name="f2" draw:formula="?f0 *?f0 "/><draw:equation draw:name="f3" draw:formula="?f1 *?f1 "/><draw:equation draw:name="f4" draw:formula="?f2 +?f3 "/><draw:equation draw:name="f5" draw:formula="sqrt(?f4 )"/><draw:equation draw:name="f6" draw:formula="?f5 -10800"/><draw:equation draw:name="f7" draw:formula="atan2(?f1 ,?f0 )/(pi/180)"/><draw:equation draw:name="f8" draw:formula="?f7 -10"/><draw:equation draw:name="f9" draw:formula="?f7 +10"/><draw:equation draw:name="f10" draw:formula="10800*cos(?f7 *(pi/180))"/><draw:equation draw:name="f11" draw:formula="10800*sin(?f7 *(pi/180))"/><draw:equation draw:name="f12" draw:formula="?f10 +10800"/><draw:equation draw:name="f13" draw:formula="?f11 +10800"/><draw:equation draw:name="f14" draw:formula="if(?f6 ,$0 ,?f12 )"/><draw:equation draw:name="f15" draw:formula="if(?f6 ,$1 ,?f13 )"/><draw:equation draw:name="f16" draw:formula="10800*cos(?f8 *(pi/180))"/><draw:equation draw:name="f17" draw:formula="10800*sin(?f8 *(pi/180))"/><draw:equation draw:name="f18" draw:formula="?f16 +10800"/><draw:equation draw:name="f19" draw:formula="?f17 +10800"/><draw:equation draw:name="f20" draw:formula="10800*cos(?f9 *(pi/180))"/><draw:equation draw:name="f21" draw:formula="10800*sin(?f9 *(pi/180))"/><draw:equation draw:name="f22" draw:formula="?f20 +10800"/><draw:equation draw:name="f23" draw:formula="?f21 +10800"/><draw:handle draw:handle-position="$0 $1"/></draw:enhanced-geometry></draw:custom-shape><draw:line text:anchor-type="paragraph" draw:z-index="10" draw:style-name="gr6" draw:text-style-name="P1" svg:x1="14.743cm" svg:y1="5.789cm" svg:x2="14.743cm" svg:y2="14.877cm"><text:p/></draw:line><draw:custom-shape text:anchor-type="paragraph" draw:z-index="11" draw:style-name="gr1" draw:text-style-name="P1" svg:width="2.996cm" svg:height="1.248cm" svg:x="13.272cm" svg:y="21.158cm"><text:p text:style-name="P1">Appliance</text:p><text:p text:style-name="P1">startup</text:p><draw:enhanced-geometry svg:viewBox="0 0 21600 21600" draw:glue-points="10800 0 0 10800 10800 21600 21600 10800" draw:text-areas="0 0 21600 17150" draw:type="flowchart-off-page-connector" draw:enhanced-path="M 0 0 L 21600 0 21600 17150 10800 21600 0 17150 0 0 Z N"/></draw:custom-shape><draw:custom-shape text:anchor-type="paragraph" draw:z-index="12" draw:style-name="gr1" draw:text-style-name="P1" svg:width="3.994cm" svg:height="0.832cm" svg:x="12.772cm" svg:y="14.877cm"><text:p text:style-name="P1">/etc/rc.bootup</text:p><draw:enhanced-geometry svg:viewBox="0 0 21600 21600" draw:glue-points="10800 0 0 10800 10800 21600 21600 10800" draw:type="flowchart-process" draw:enhanced-path="M 0 0 L 21600 0 21600 21600 0 21600 0 0 Z N"/></draw:custom-shape><draw:line text:anchor-type="paragraph" draw:z-index="13" draw:style-name="gr6" draw:text-style-name="P1" svg:x1="14.77cm" svg:y1="15.708cm" svg:x2="14.77cm" svg:y2="21.157cm"><text:p/></draw:line><draw:custom-shape text:anchor-type="paragraph" draw:z-index="14" draw:style-name="gr7" draw:text-style-name="P1" svg:width="3.245cm" svg:height="0.749cm" svg:x="15.371cm" svg:y="12.95cm"><text:p text:style-name="P1">php script</text:p><draw:enhanced-geometry svg:viewBox="0 0 21600 21600" draw:glue-points="10800 0 3160 3160 0 10800 3160 18440 10800 21600 18440 18440 21600 10800 18440 3160 ?f14 ?f15" draw:text-areas="3200 3200 18400 18400" draw:type="round-callout" draw:modifiers="-903.913043478261 58040.4705882353" draw:enhanced-path="W 0 0 21600 21600 ?f22 ?f23 ?f18 ?f19 L ?f14 ?f15 Z N"><draw:equation draw:name="f0" draw:formula="$0 -10800"/><draw:equation draw:name="f1" draw:formula="$1 -10800"/><draw:equation draw:name="f2" draw:formula="?f0 *?f0 "/><draw:equation draw:name="f3" draw:formula="?f1 *?f1 "/><draw:equation draw:name="f4" draw:formula="?f2 +?f3 "/><draw:equation draw:name="f5" draw:formula="sqrt(?f4 )"/><draw:equation draw:name="f6" draw:formula="?f5 -10800"/><draw:equation draw:name="f7" draw:formula="atan2(?f1 ,?f0 )/(pi/180)"/><draw:equation draw:name="f8" draw:formula="?f7 -10"/><draw:equation draw:name="f9" draw:formula="?f7 +10"/><draw:equation draw:name="f10" draw:formula="10800*cos(?f7 *(pi/180))"/><draw:equation draw:name="f11" draw:formula="10800*sin(?f7 *(pi/180))"/><draw:equation draw:name="f12" draw:formula="?f10 +10800"/><draw:equation draw:name="f13" draw:formula="?f11 +10800"/><draw:equation draw:name="f14" draw:formula="if(?f6 ,$0 ,?f12 )"/><draw:equation draw:name="f15" draw:formula="if(?f6 ,$1 ,?f13 )"/><draw:equation draw:name="f16" draw:formula="10800*cos(?f8 *(pi/180))"/><draw:equation draw:name="f17" draw:formula="10800*sin(?f8 *(pi/180))"/><draw:equation draw:name="f18" draw:formula="?f16 +10800"/><draw:equation draw:name="f19" draw:formula="?f17 +10800"/><draw:equation draw:name="f20" draw:formula="10800*cos(?f9 *(pi/180))"/><draw:equation draw:name="f21" draw:formula="10800*sin(?f9 *(pi/180))"/><draw:equation draw:name="f22" draw:formula="?f20 +10800"/><draw:equation draw:name="f23" draw:formula="?f21 +10800"/><draw:handle draw:handle-position="$0 $1"/></draw:enhanced-geometry></draw:custom-shape><draw:line text:anchor-type="paragraph" draw:z-index="18" draw:style-name="gr6" draw:text-style-name="P1" svg:x1="5.36cm" svg:y1="4.187cm" svg:x2="12.663cm" svg:y2="5.431cm"><text:p/></draw:line><draw:custom-shape text:anchor-type="paragraph" draw:z-index="16" draw:style-name="gr1" draw:text-style-name="P1" svg:width="3.996cm" svg:height="0.756cm" svg:x="12.663cm" svg:y="5.034cm"><text:p text:style-name="P1">/sbin/init</text:p><draw:enhanced-geometry svg:viewBox="0 0 21600 21600" draw:text-areas="2540 0 19060 21600" draw:type="flowchart-predefined-process" draw:enhanced-path="M 0 0 L 21600 0 21600 21600 0 21600 Z N M 2540 0 L 2540 21600 N M 19060 0 L 19060 21600 N"/></draw:custom-shape><draw:custom-shape text:anchor-type="paragraph" draw:z-index="17" draw:style-name="gr7" draw:text-style-name="P1" svg:width="3.994cm" svg:height="0.749cm" svg:x="14.436cm" svg:y="3.614cm"><text:p text:style-name="P1">busybox init</text:p><draw:enhanced-geometry svg:viewBox="0 0 21600 21600" draw:glue-points="10800 0 3160 3160 0 10800 3160 18440 10800 21600 18440 18440 21600 10800 18440 3160 ?f14 ?f15" draw:text-areas="3200 3200 18400 18400" draw:type="round-callout" draw:modifiers="2059.86754966887 42285.1764705882" draw:enhanced-path="W 0 0 21600 21600 ?f22 ?f23 ?f18 ?f19 L ?f14 ?f15 Z N"><draw:equation draw:name="f0" draw:formula="$0 -10800"/><draw:equation draw:name="f1" draw:formula="$1 -10800"/><draw:equation draw:name="f2" draw:formula="?f0 *?f0 "/><draw:equation draw:name="f3" draw:formula="?f1 *?f1 "/><draw:equation draw:name="f4" draw:formula="?f2 +?f3 "/><draw:equation draw:name="f5" draw:formula="sqrt(?f4 )"/><draw:equation draw:name="f6" draw:formula="?f5 -10800"/><draw:equation draw:name="f7" draw:formula="atan2(?f1 ,?f0 )/(pi/180)"/><draw:equation draw:name="f8" draw:formula="?f7 -10"/><draw:equation draw:name="f9" draw:formula="?f7 +10"/><draw:equation draw:name="f10" draw:formula="10800*cos(?f7 *(pi/180))"/><draw:equation draw:name="f11" draw:formula="10800*sin(?f7 *(pi/180))"/><draw:equation draw:name="f12" draw:formula="?f10 +10800"/><draw:equation draw:name="f13" draw:formula="?f11 +10800"/><draw:equation draw:name="f14" draw:formula="if(?f6 ,$0 ,?f12 )"/><draw:equation draw:name="f15" draw:formula="if(?f6 ,$1 ,?f13 )"/><draw:equation draw:name="f16" draw:formula="10800*cos(?f8 *(pi/180))"/><draw:equation draw:name="f17" draw:formula="10800*sin(?f8 *(pi/180))"/><draw:equation draw:name="f18" draw:formula="?f16 +10800"/><draw:equation draw:name="f19" draw:formula="?f17 +10800"/><draw:equation draw:name="f20" draw:formula="10800*cos(?f9 *(pi/180))"/><draw:equation draw:name="f21" draw:formula="10800*sin(?f9 *(pi/180))"/><draw:equation draw:name="f22" draw:formula="?f20 +10800"/><draw:equation draw:name="f23" draw:formula="?f21 +10800"/><draw:handle draw:handle-position="$0 $1"/></draw:enhanced-geometry></draw:custom-shap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ucida Sans1" svg:font-family="'Lucida San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Lucida Sans Unicode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99cm" fo:margin-bottom="0.499cm" fo:margin-left="1.799cm" fo:margin-right="0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8-18T11:23:13.83</meta:creation-date>
    <dc:date>2014-10-06T19:25:34.53</dc:date>
    <meta:editing-duration>PT1H49M34S</meta:editing-duration>
    <meta:editing-cycles>13</meta:editing-cycles>
    <meta:generator>OpenOffice/4.0.1$Win32 OpenOffice.org_project/401m5$Build-9714</meta:generator>
    <dc:creator>Giovanni Vallesi</dc:creator>
    <meta:document-statistic meta:table-count="0" meta:image-count="0" meta:object-count="0" meta:page-count="1" meta:paragraph-count="0" meta:word-count="0" meta:character-count="0"/>
  </office:meta>
</office:document-meta>
</file>